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500000053266C0378259672D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4c7dc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38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ntarell Extra Bold" fo:font-size="62pt" style:font-size-asian="62pt" style:font-size-complex="62pt"/>
    </style:style>
    <style:style style:name="P3" style:family="paragraph">
      <loext:graphic-properties draw:fill="none" draw:fill-color="#ffffff"/>
      <style:paragraph-properties fo:text-align="center"/>
      <style:text-properties style:font-name="Cantarell Extra Bold" fo:font-size="62pt" style:font-size-asian="62pt" style:font-size-complex="62pt"/>
    </style:style>
    <style:style style:name="T1" style:family="text">
      <style:text-properties style:font-name="Cantarell Extra Bold" fo:font-size="62pt" style:font-size-asian="62pt" style:font-size-complex="6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48cm" svg:height="11.259cm" svg:x="6.021cm" svg:y="1.001cm">
          <draw:image xlink:href="Pictures/10000001000007500000053266C0378259672D36.png" xlink:type="simple" xlink:show="embed" xlink:actuate="onLoad" draw:mime-type="image/png">
            <text:p/>
          </draw:image>
        </draw:frame>
        <draw:frame draw:style-name="gr2" draw:text-style-name="P3" draw:layer="layout" svg:width="23.687cm" svg:height="8.633cm" svg:x="2.289cm" svg:y="12.836cm">
          <draw:text-box>
            <text:p text:style-name="P2"><text:span text:style-name="T1">Monthly General Meet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5:33:29.236351327</meta:creation-date>
    <dc:date>2023-05-09T15:43:29.172622331</dc:date>
    <meta:editing-duration>PT27S</meta:editing-duration>
    <meta:editing-cycles>1</meta:editing-cycles>
    <meta:document-statistic meta:object-count="2"/>
    <meta:generator>LibreOffice/7.4.3.2$Linux_X86_64 LibreOffice_project/1048a8393ae2eeec98dff31b5c133c5f1d08b890</meta:generator>
  </office:meta>
</office:document-meta>
</file>